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kzidenz" svg:font-family="Akzidenz, 'Helvetica Neue', Helvetica, Arial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style:line-height-at-least="0.503cm"/>
      <style:text-properties fo:font-size="22pt" style:text-underline-style="solid" style:text-underline-width="auto" style:text-underline-color="font-color" fo:font-weight="bold" officeooo:rsid="000d8c9b" officeooo:paragraph-rsid="000d8c9b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style:text-underline-style="none" style:font-size-asian="22pt" style:font-size-complex="22pt"/>
    </style:style>
    <style:style style:name="P4" style:family="paragraph" style:parent-style-name="Standard">
      <style:paragraph-properties style:line-height-at-least="0.503cm"/>
      <style:text-properties fo:color="#ffffff" loext:opacity="100%" style:font-name="Consolas" fo:font-size="10.5pt" fo:font-weight="normal" fo:background-color="#2d2b55"/>
    </style:style>
    <style:style style:name="P5" style:family="paragraph" style:parent-style-name="Standard">
      <style:text-properties fo:color="#ffffff" loext:opacity="100%" style:font-name="Consolas" fo:font-size="10.5pt" fo:font-weight="normal" officeooo:rsid="000266ad" officeooo:paragraph-rsid="000266ad" fo:background-color="#2d2b55"/>
    </style:style>
    <style:style style:name="P6" style:family="paragraph" style:parent-style-name="Standard">
      <style:text-properties fo:color="#ffffff" loext:opacity="100%" style:font-name="Consolas" fo:font-size="10.5pt" fo:font-weight="normal" officeooo:rsid="00044ca9" officeooo:paragraph-rsid="00044ca9" fo:background-color="#2d2b55"/>
    </style:style>
    <style:style style:name="P7" style:family="paragraph" style:parent-style-name="Standard">
      <style:text-properties fo:color="#ffffff" loext:opacity="100%" style:font-name="Consolas" fo:font-size="10.5pt" fo:font-weight="normal" officeooo:rsid="0005c33b" officeooo:paragraph-rsid="0005c33b" fo:background-color="#2d2b55"/>
    </style:style>
    <style:style style:name="P8" style:family="paragraph" style:parent-style-name="Standard">
      <style:text-properties fo:color="#ffffff" loext:opacity="100%" style:font-name="Consolas" fo:font-size="10.5pt" fo:font-weight="normal" officeooo:rsid="00060651" officeooo:paragraph-rsid="00060651" fo:background-color="#2d2b55"/>
    </style:style>
    <style:style style:name="P9" style:family="paragraph" style:parent-style-name="Standard">
      <style:paragraph-properties style:line-height-at-least="0.503cm"/>
      <style:text-properties fo:font-size="10.5pt"/>
    </style:style>
    <style:style style:name="P10" style:family="paragraph" style:parent-style-name="Standard">
      <style:text-properties officeooo:rsid="000266ad" officeooo:paragraph-rsid="000266ad"/>
    </style:style>
    <style:style style:name="P11" style:family="paragraph" style:parent-style-name="Standard">
      <style:text-properties officeooo:rsid="00044ca9" officeooo:paragraph-rsid="00044ca9"/>
    </style:style>
    <style:style style:name="P12" style:family="paragraph" style:parent-style-name="Standard">
      <style:text-properties officeooo:rsid="0005c33b" officeooo:paragraph-rsid="0005c33b"/>
    </style:style>
    <style:style style:name="P13" style:family="paragraph" style:parent-style-name="Standard">
      <style:text-properties officeooo:rsid="00060651" officeooo:paragraph-rsid="00060651"/>
    </style:style>
    <style:style style:name="P14" style:family="paragraph" style:parent-style-name="Standard">
      <style:text-properties officeooo:rsid="00066176" officeooo:paragraph-rsid="00066176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paragraph-properties style:line-height-at-least="0.503cm"/>
      <style:text-properties officeooo:paragraph-rsid="00085d33"/>
    </style:style>
    <style:style style:name="P17" style:family="paragraph" style:parent-style-name="Standard">
      <style:text-properties fo:color="#b362ff" loext:opacity="100%" style:font-name="Consolas" fo:font-size="10.5pt" fo:font-style="italic" fo:font-weight="normal" fo:background-color="#2d2b55"/>
    </style:style>
    <style:style style:name="P18" style:family="paragraph" style:parent-style-name="Standard">
      <style:paragraph-properties style:line-height-at-least="0.503cm"/>
      <style:text-properties fo:font-size="12pt" style:text-underline-style="solid" style:text-underline-width="auto" style:text-underline-color="font-color" fo:font-weight="bold" officeooo:rsid="000d8c9b" officeooo:paragraph-rsid="000d8c9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rsid="00090252" officeooo:paragraph-rsid="00090252" style:font-size-asian="12pt" style:font-size-complex="12pt"/>
    </style:style>
    <style:style style:name="P20" style:family="paragraph" style:parent-style-name="Standard">
      <style:paragraph-properties style:line-height-at-least="0.503cm"/>
      <style:text-properties fo:font-size="12pt" style:text-underline-style="none" fo:font-weight="normal" officeooo:rsid="000d8c9b" officeooo:paragraph-rsid="000d8c9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color="#9effff" loext:opacity="100%"/>
    </style:style>
    <style:style style:name="T2" style:family="text">
      <style:text-properties fo:color="#9effff" loext:opacity="100%" style:font-name="Consolas" fo:font-weight="normal" fo:background-color="#2d2b55" loext:char-shading-value="0"/>
    </style:style>
    <style:style style:name="T3" style:family="text">
      <style:text-properties fo:color="#e1efff" loext:opacity="100%"/>
    </style:style>
    <style:style style:name="T4" style:family="text">
      <style:text-properties fo:color="#e1efff" loext:opacity="100%" style:font-name="Consolas" fo:font-weight="normal" fo:background-color="#2d2b55" loext:char-shading-value="0"/>
    </style:style>
    <style:style style:name="T5" style:family="text">
      <style:text-properties fo:color="#ffee80" loext:opacity="100%"/>
    </style:style>
    <style:style style:name="T6" style:family="text">
      <style:text-properties fo:color="#ffee80" loext:opacity="100%" style:font-name="Consolas" fo:font-weight="normal" fo:background-color="#2d2b55" loext:char-shading-value="0"/>
    </style:style>
    <style:style style:name="T7" style:family="text">
      <style:text-properties fo:color="#fad000" loext:opacity="100%"/>
    </style:style>
    <style:style style:name="T8" style:family="text">
      <style:text-properties fo:color="#fad000" loext:opacity="100%" style:font-name="Consolas" fo:font-weight="normal" fo:background-color="#2d2b55" loext:char-shading-value="0"/>
    </style:style>
    <style:style style:name="T9" style:family="text">
      <style:text-properties fo:color="#80ffbb" loext:opacity="100%"/>
    </style:style>
    <style:style style:name="T10" style:family="text">
      <style:text-properties fo:color="#80ffbb" loext:opacity="100%" style:font-name="Consolas" fo:font-weight="normal" fo:background-color="#2d2b55" loext:char-shading-value="0"/>
    </style:style>
    <style:style style:name="T11" style:family="text">
      <style:text-properties fo:color="#92fc79" loext:opacity="100%"/>
    </style:style>
    <style:style style:name="T12" style:family="text">
      <style:text-properties fo:color="#92fc79" loext:opacity="100%" style:font-name="Consolas" fo:font-weight="normal" fo:background-color="#2d2b55" loext:char-shading-value="0"/>
    </style:style>
    <style:style style:name="T13" style:family="text">
      <style:text-properties fo:color="#a5ff90" loext:opacity="100%"/>
    </style:style>
    <style:style style:name="T14" style:family="text">
      <style:text-properties fo:color="#a5ff90" loext:opacity="100%" style:font-name="Consolas" fo:font-weight="normal" fo:background-color="#2d2b55" loext:char-shading-value="0"/>
    </style:style>
    <style:style style:name="T15" style:family="text">
      <style:text-properties fo:color="#ff628c" loext:opacity="100%"/>
    </style:style>
    <style:style style:name="T16" style:family="text">
      <style:text-properties officeooo:rsid="00044ca9"/>
    </style:style>
    <style:style style:name="T17" style:family="text">
      <style:text-properties fo:color="#ff9d00" loext:opacity="100%"/>
    </style:style>
    <style:style style:name="T18" style:family="text">
      <style:text-properties officeooo:rsid="0005c33b"/>
    </style:style>
    <style:style style:name="T19" style:family="text">
      <style:text-properties officeooo:rsid="00060651"/>
    </style:style>
    <style:style style:name="T20" style:family="text">
      <style:text-properties officeooo:rsid="00066176"/>
    </style:style>
    <style:style style:name="T21" style:family="text">
      <style:text-properties fo:font-variant="normal" fo:text-transform="none" fo:color="#21313c" loext:opacity="100%" style:font-name="Akzidenz" fo:font-size="12pt" fo:letter-spacing="normal" fo:font-style="normal" fo:font-weight="normal"/>
    </style:style>
    <style:style style:name="T22" style:family="text">
      <style:text-properties fo:font-variant="normal" fo:text-transform="none" fo:color="#21313c" loext:opacity="100%" style:font-name="Akzidenz" fo:font-size="12pt" fo:letter-spacing="normal" fo:font-weight="normal"/>
    </style:style>
    <style:style style:name="T23" style:family="text">
      <style:text-properties fo:font-variant="normal" fo:text-transform="none" fo:color="#21313c" loext:opacity="100%" fo:letter-spacing="normal"/>
    </style:style>
    <style:style style:name="T24" style:family="text">
      <style:text-properties fo:font-variant="normal" fo:text-transform="none" fo:color="#21313c" loext:opacity="100%" fo:font-size="12pt" fo:letter-spacing="normal" style:text-underline-style="none" fo:font-weight="bold" officeooo:rsid="00090252" style:font-size-asian="12pt" style:font-weight-asian="bold" style:font-size-complex="12pt" style:font-weight-complex="bold"/>
    </style:style>
    <style:style style:name="T25" style:family="text">
      <style:text-properties fo:color="#21313c" loext:opacity="100%" style:font-name="Akzidenz" fo:font-size="12pt" fo:letter-spacing="normal" fo:font-weight="normal"/>
    </style:style>
    <style:style style:name="T26" style:family="text">
      <style:text-properties fo:font-size="12pt" style:text-underline-style="none" fo:font-weight="bold" officeooo:rsid="00090252" style:font-size-asian="12pt" style:font-weight-asian="bold" style:font-size-complex="12pt" style:font-weight-complex="bold"/>
    </style:style>
    <style:style style:name="T27" style:family="text">
      <style:text-properties fo:font-size="12pt" style:text-underline-style="none" fo:font-weight="bold" officeooo:rsid="0009da8e" style:font-size-asian="12pt" style:font-weight-asian="bold" style:font-size-complex="12pt" style:font-weight-complex="bold"/>
    </style:style>
    <style:style style:name="T28" style:family="text">
      <style:text-properties officeooo:rsid="0006add7"/>
    </style:style>
    <style:style style:name="T29" style:family="text">
      <style:text-properties officeooo:rsid="00085d33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0bcc14" style:font-weight-asian="bold" style:font-weight-complex="bold"/>
    </style:style>
    <style:style style:name="T32" style:family="text">
      <style:text-properties officeooo:rsid="000bcc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1ª evaluación</text:p>
      <text:p text:style-name="P1"/>
      <text:p text:style-name="P1"/>
      <text:p text:style-name="Standard"/>
      <text:p text:style-name="Standard"><text:span text:style-name="T30">$eq</text:span>: coincide con documentos en los que el valor de un campo es igual al valor especificado. </text:p>
      <text:p text:style-name="Standard"><text:span text:style-name="T31">$g</text:span><text:span text:style-name="T30">t:</text:span> selecciona los documentos que tenga mas valor del indicado</text:p>
      <text:p text:style-name="Standard"><text:span text:style-name="T31">$</text:span><text:span text:style-name="T30">gte</text:span>: selecciona los documentos en los que el valor de la es mayor o igual que <text:s/>un valor especificado </text:p>
      <text:p text:style-name="Standard"><text:span text:style-name="T31">$</text:span><text:span text:style-name="T30">in:</text:span> operator selecciona los documentos donde el valor de un campo es igual a cualquier valor de la matriz especificada. </text:p>
      <text:p text:style-name="Standard"><text:span text:style-name="T31">$l</text:span><text:span text:style-name="T30">t:</text:span> muestra los valores que sean menores del valor especificados</text:p>
      <text:p text:style-name="Standard"><text:span text:style-name="T31">$</text:span><text:span text:style-name="T30">lte</text:span>: valores menores o iguales que </text:p>
      <text:p text:style-name="Standard"><text:span text:style-name="T31">$</text:span><text:span text:style-name="T30">ne:</text:span>distinto de..</text:p>
      <text:p text:style-name="Standard"><text:span text:style-name="T31">$</text:span><text:span text:style-name="T30">nin:</text:span> operación contraria a <text:span text:style-name="Source_20_Text">$in</text:span>, obtiene los documentos cuyo valor NO esté en el array </text:p>
      <text:p text:style-name="Standard"><text:span text:style-name="T31">$</text:span><text:span text:style-name="T30">and:s</text:span>imilar a <text:span text:style-name="Source_20_Text">$or</text:span>, pero en este caso los documentos deben cumplir todas las condiciones del array </text:p>
      <text:p text:style-name="Standard"><text:span text:style-name="T31">$</text:span><text:span text:style-name="T30">not:</text:span>realiza una operación lógica en el archivo especificado y selecciona los documentos que <text:span text:style-name="Emphasis">no </text:span>coinciden con el archivo</text:p>
      <text:p text:style-name="Standard"><text:span text:style-name="T31">$</text:span><text:span text:style-name="T30">nor:</text:span> realiza una operación lógica en una matriz de una o más expresiones de consulta y selecciona los documentos que <text:span text:style-name="T32">fallan</text:span><text:span text:style-name="Strong_20_Emphasis"> </text:span>en todas las expresiones de consulta de la matriz </text:p>
      <text:p text:style-name="Standard"><text:span text:style-name="T31">$</text:span><text:span text:style-name="T30">or:</text:span> filtra los documentos que cumplan alguna de las condiciones del array. </text:p>
      <text:p text:style-name="Standard"><text:span text:style-name="T31">$</text:span><text:span text:style-name="T30">exists:</text:span>comprueba que el campo existe </text:p>
      <text:p text:style-name="Standard"><text:span text:style-name="T31">$</text:span><text:span text:style-name="T30">all:</text:span> el array debe contener todos los valores indicados en el parámetro, que a su vez es un array. </text:p>
      <text:p text:style-name="Standard"><text:span text:style-name="T31">$</text:span><text:span text:style-name="T30">ellemMatch:</text:span>cuando los documentos principales contienen arrays que a su vez contienen documentos </text:p>
      <text:p text:style-name="P19"/>
      <text:p text:style-name="P19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9"><text:span text:style-name="T2">db</text:span><text:span text:style-name="T4">.</text:span><text:span text:style-name="T6">coches</text:span><text:span text:style-name="T4">.</text:span><text:span text:style-name="T8">find</text:span><text:span text:style-name="T4">({</text:span><text:span text:style-name="T10">marca</text:span><text:span text:style-name="T4">:</text:span><text:span text:style-name="T12">"</text:span><text:span text:style-name="T14">ford</text:span><text:span text:style-name="T12">"</text:span><text:span text:style-name="T4">})</text:span></text:p>
      <text:p text:style-name="Standard"/>
      <text:p text:style-name="P10">La funcion de esta consulta es encontrar todos los coches de <text:span text:style-name="T16">la marca ford</text:span></text:p>
      <text:p text:style-name="P10"/>
      <text:p text:style-name="P5"><text:span text:style-name="T1">db</text:span><text:span text:style-name="T3">.</text:span><text:span text:style-name="T5">coches</text:span><text:span text:style-name="T3">.</text:span><text:span text:style-name="T7">find</text:span><text:span text:style-name="T3">({</text:span><text:span text:style-name="T9">precio</text:span><text:span text:style-name="T3">:{</text:span><text:span text:style-name="T9">$lt</text:span><text:span text:style-name="T3">:</text:span><text:span text:style-name="T15">20</text:span><text:span text:style-name="T1">.</text:span><text:span text:style-name="T15">000</text:span><text:span text:style-name="T3">}})</text:span></text:p>
      <text:p text:style-name="P5"><text:span text:style-name="T3"/></text:p>
      <text:p text:style-name="P11">La funcion de esta consulta es que a traves de $lt nos muestra los coches que valen menos de 20.000 euros</text:p>
      <text:p text:style-name="P11"/>
      <text:p text:style-name="P6"><text:span text:style-name="T1">db</text:span><text:span text:style-name="T3">.</text:span><text:span text:style-name="T5">coches</text:span><text:span text:style-name="T3">.</text:span><text:span text:style-name="T7">find</text:span><text:span text:style-name="T3">({</text:span><text:span text:style-name="T1"> </text:span><text:span text:style-name="T9">$and</text:span><text:span text:style-name="T3">:</text:span><text:span text:style-name="T1"> </text:span><text:span text:style-name="T3">[</text:span><text:span text:style-name="T1"> </text:span><text:span text:style-name="T3">{</text:span><text:span text:style-name="T1"> </text:span><text:span text:style-name="T9">date</text:span><text:span text:style-name="T3">:{</text:span><text:span text:style-name="T9">$gt</text:span><text:span text:style-name="T3">:</text:span><text:span text:style-name="T1"> </text:span><text:span text:style-name="T17">new</text:span><text:span text:style-name="T1"> </text:span><text:span text:style-name="T9">Date</text:span><text:span text:style-name="T1"> </text:span><text:span text:style-name="T3">(</text:span><text:span text:style-name="T11">"</text:span><text:span text:style-name="T13">2018-01-01</text:span><text:span text:style-name="T11">"</text:span><text:span text:style-name="T1"> </text:span><text:span text:style-name="T3">)}</text:span><text:span text:style-name="T1"> </text:span><text:span text:style-name="T3">},</text:span><text:span text:style-name="T1"> </text:span><text:span text:style-name="T3">{</text:span><text:span text:style-name="T1"> </text:span><text:span text:style-name="T9">precio</text:span><text:span text:style-name="T3">:</text:span><text:span text:style-name="T1"> </text:span><text:span text:style-name="T3">{</text:span><text:span text:style-name="T1"> </text:span><text:span text:style-name="T9">$lte</text:span><text:span text:style-name="T3">:</text:span><text:span text:style-name="T1"> </text:span><text:span text:style-name="T15">20</text:span><text:span text:style-name="T1">.</text:span><text:span text:style-name="T15">000</text:span><text:span text:style-name="T1"> </text:span><text:span text:style-name="T3">}</text:span><text:span text:style-name="T1"> </text:span><text:span text:style-name="T3">}</text:span><text:span text:style-name="T1"> </text:span><text:span text:style-name="T3">]</text:span><text:span text:style-name="T1"> </text:span><text:span text:style-name="T3">}</text:span> <text:span text:style-name="T3">)</text:span></text:p>
      <text:p text:style-name="P11"/>
      <text:p text:style-name="P11">La funcion de esta consulta permite que al poner el $and deje buscar a traves de $gt una fecha a partir de esa en adelante, <text:span text:style-name="T18">y $lte permite poner un precio menor de dicha cantidad que en este caso es 20.000 euros</text:span></text:p>
      <text:p text:style-name="P11"/>
      <text:p text:style-name="P6"><text:span text:style-name="T1">db</text:span><text:span text:style-name="T3">.</text:span><text:span text:style-name="T5">peliculas</text:span><text:span text:style-name="T3">.</text:span><text:span text:style-name="T7">find</text:span><text:span text:style-name="T3">(</text:span> <text:span text:style-name="T3">{</text:span><text:span text:style-name="T1"> </text:span><text:span text:style-name="T9">$and</text:span><text:span text:style-name="T3">:</text:span><text:span text:style-name="T1"> </text:span><text:span text:style-name="T3">[</text:span><text:span text:style-name="T1"> </text:span><text:span text:style-name="T3">{</text:span><text:span text:style-name="T1"> </text:span><text:span text:style-name="T9">automatico</text:span><text:span text:style-name="T3">:</text:span><text:span text:style-name="T15">true</text:span><text:span text:style-name="T1"> </text:span><text:span text:style-name="T3">},</text:span><text:span text:style-name="T1"> </text:span><text:span text:style-name="T3">{</text:span><text:span text:style-name="T1"> </text:span><text:span text:style-name="T9">carburante</text:span><text:span text:style-name="T3">:</text:span><text:span text:style-name="T1"> </text:span><text:span text:style-name="T11">"</text:span><text:span text:style-name="T13">diesel</text:span><text:span text:style-name="T11">"</text:span><text:span text:style-name="T1"> </text:span><text:span text:style-name="T3">},</text:span><text:span text:style-name="T1"> </text:span><text:span text:style-name="T3">{</text:span><text:span text:style-name="T1"> </text:span><text:span text:style-name="T9">date</text:span><text:span text:style-name="T3">:{</text:span><text:span text:style-name="T9">$gt</text:span><text:span text:style-name="T3">:</text:span><text:span text:style-name="T1"> </text:span><text:span text:style-name="T17">new</text:span><text:span text:style-name="T1"> </text:span><text:span text:style-name="T9">Date</text:span><text:span text:style-name="T1"> </text:span><text:span text:style-name="T3">(</text:span><text:span text:style-name="T11">"</text:span><text:span text:style-name="T13">2019-01-01</text:span><text:span text:style-name="T11">"</text:span><text:span text:style-name="T1"> </text:span><text:span text:style-name="T3">)</text:span><text:span text:style-name="T1"> </text:span><text:span text:style-name="T3">}</text:span><text:span text:style-name="T1"> </text:span><text:span text:style-name="T3">}</text:span><text:span text:style-name="T1"> </text:span><text:span text:style-name="T3">]</text:span><text:span text:style-name="T1"> </text:span><text:span text:style-name="T3">}</text:span> <text:span text:style-name="T3">)</text:span></text:p>
      <text:p text:style-name="Standard"/>
      <text:p text:style-name="Standard">La <text:span text:style-name="T18">funcion de esta consulta es que encuentre un coche que sea automatico que sea de carburante diesel y que sea de 2019 en adelante</text:span></text:p>
      <text:p text:style-name="Standard"/>
      <text:p text:style-name="P4"><text:span text:style-name="T1">db</text:span><text:span text:style-name="T3">.</text:span><text:span text:style-name="T5">coches</text:span><text:span text:style-name="T3">.</text:span><text:span text:style-name="T7">find</text:span><text:span text:style-name="T3">(</text:span> <text:span text:style-name="T3">{</text:span><text:span text:style-name="T1"> </text:span><text:span text:style-name="T9">automatico </text:span><text:span text:style-name="T3">:</text:span><text:span text:style-name="T1"> </text:span><text:span text:style-name="T3">{</text:span><text:span text:style-name="T1"> </text:span><text:span text:style-name="T9">$ne </text:span><text:span text:style-name="T3">:</text:span><text:span text:style-name="T1"> </text:span><text:span text:style-name="T15">true</text:span><text:span text:style-name="T1"> </text:span><text:span text:style-name="T3">}</text:span><text:span text:style-name="T1"> </text:span><text:span text:style-name="T3">}</text:span> <text:span text:style-name="T3">)</text:span></text:p>
      <text:p text:style-name="Standard"><text:s/></text:p>
      <text:p text:style-name="P12">La funcion de esta consulta es que encuentres a traves del operador $ne un coche que no sea automatico</text:p>
      <text:p text:style-name="P12"/>
      <text:p text:style-name="P7"><text:span text:style-name="T1">db</text:span><text:span text:style-name="T3">.</text:span><text:span text:style-name="T5">coches</text:span><text:span text:style-name="T3">.</text:span><text:span text:style-name="T7">find</text:span><text:span text:style-name="T3">(</text:span> <text:span text:style-name="T3">{</text:span><text:span text:style-name="T11">"</text:span><text:span text:style-name="T13">neumaticos.anchodelallanta</text:span><text:span text:style-name="T11">"</text:span><text:span text:style-name="T3">:{</text:span><text:span text:style-name="T9">$gte</text:span><text:span text:style-name="T3">:</text:span><text:span text:style-name="T1"> </text:span><text:span text:style-name="T15">19</text:span><text:span text:style-name="T1">.</text:span><text:span text:style-name="T15">5</text:span><text:span text:style-name="T1"> </text:span><text:span text:style-name="T3">}})</text:span></text:p>
      <text:p text:style-name="P12"><text:s/></text:p>
      <text:p text:style-name="P12"/>
      <text:p text:style-name="P12">La funcion de esta consulta es encontrar en el campo <text:span text:style-name="T19">neumaticos.llanta que sea el valor mayor o igual de 19.5</text:span></text:p>
      <text:p text:style-name="P12"/>
      <text:p text:style-name="P7"><text:span text:style-name="T1">db</text:span><text:span text:style-name="T3">.</text:span><text:span text:style-name="T5">coches</text:span><text:span text:style-name="T3">.</text:span><text:span text:style-name="T7">find</text:span><text:span text:style-name="T3">(</text:span> <text:span text:style-name="T3">{</text:span><text:span text:style-name="T11">"</text:span><text:span text:style-name="T13">frenos.tipo</text:span><text:span text:style-name="T11">"</text:span><text:span text:style-name="T3">:{</text:span><text:span text:style-name="T9">$eq</text:span><text:span text:style-name="T3">:</text:span><text:span text:style-name="T1"> </text:span><text:span text:style-name="T11">"</text:span><text:span text:style-name="T13">tambor</text:span><text:span text:style-name="T11">"</text:span><text:span text:style-name="T1"> </text:span><text:span text:style-name="T3">}})</text:span></text:p>
      <text:p text:style-name="P12"><text:s/></text:p>
      <text:p text:style-name="P12"/>
      <text:p text:style-name="P13">La funcion de esta consulta es encontrar en el campo frenos.tipo que sea el valor igual a tambor</text:p>
      <text:p text:style-name="P13"/>
      <text:p text:style-name="P8"><text:span text:style-name="T1">db</text:span><text:span text:style-name="T3">.</text:span><text:span text:style-name="T5">coches</text:span><text:span text:style-name="T3">.</text:span><text:span text:style-name="T7">find</text:span><text:span text:style-name="T3">(</text:span> <text:span text:style-name="T3">{</text:span><text:span text:style-name="T1"> </text:span><text:span text:style-name="T11">"</text:span><text:span text:style-name="T13">neumaticos.categoria</text:span><text:span text:style-name="T11">"</text:span><text:span text:style-name="T3">:</text:span><text:span text:style-name="T1"> </text:span><text:span text:style-name="T3">{</text:span><text:span text:style-name="T1"> </text:span><text:span text:style-name="T9">$all</text:span><text:span text:style-name="T3">:</text:span><text:span text:style-name="T1"> </text:span><text:span text:style-name="T3">[</text:span><text:span text:style-name="T11">"</text:span><text:span text:style-name="T13">C</text:span><text:span text:style-name="T11">"</text:span><text:span text:style-name="T3">]</text:span><text:span text:style-name="T1"> </text:span><text:span text:style-name="T3">}</text:span><text:span text:style-name="T1"> </text:span><text:span text:style-name="T3">}</text:span> <text:span text:style-name="T3">)</text:span></text:p>
      <text:p text:style-name="P13"><text:s text:c="2"/></text:p>
      <text:p text:style-name="P13"/>
      <text:p text:style-name="P13">La funcion de esta consulta es encontrar en el campo neumaticos.categoria todos los elementos que contienen </text:p>
      <text:p text:style-name="P13"/>
      <text:p text:style-name="P8"><text:span text:style-name="T1">db</text:span><text:span text:style-name="T3">.</text:span><text:span text:style-name="T5">coches</text:span><text:span text:style-name="T3">.</text:span><text:span text:style-name="T7">find</text:span><text:span text:style-name="T3">(</text:span> <text:span text:style-name="T3">{</text:span><text:span text:style-name="T1"> </text:span><text:span text:style-name="T11">"</text:span><text:span text:style-name="T13">velocidadmaxima</text:span><text:span text:style-name="T11">"</text:span><text:span text:style-name="T3">:</text:span><text:span text:style-name="T1"> </text:span><text:span text:style-name="T3">{</text:span><text:span text:style-name="T1"> </text:span><text:span text:style-name="T9">$not</text:span><text:span text:style-name="T3">:</text:span><text:span text:style-name="T1"> </text:span><text:span text:style-name="T3">{</text:span><text:span text:style-name="T1"> </text:span><text:span text:style-name="T9">$gt</text:span><text:span text:style-name="T3">:</text:span><text:span text:style-name="T15">170</text:span><text:span text:style-name="T3">}}})</text:span></text:p>
      <text:p text:style-name="P13"><text:s text:c="2"/></text:p>
      <text:p text:style-name="P13"/>
      <text:p text:style-name="P14">La funcion de esta consulta es encontrar en el campo velocidad.maxima un coche que corra menos de 170 km/h</text:p>
      <text:p text:style-name="P11"/>
      <text:p text:style-name="P5"><text:span text:style-name="T1">db</text:span><text:span text:style-name="T3">.</text:span><text:span text:style-name="T5">coches</text:span><text:span text:style-name="T3">.</text:span><text:span text:style-name="T7">find</text:span><text:span text:style-name="T3">(</text:span> <text:span text:style-name="T3">{</text:span><text:span text:style-name="T9">$nor</text:span><text:span text:style-name="T3">:[{</text:span><text:span text:style-name="T1"> </text:span><text:span text:style-name="T11">"</text:span><text:span text:style-name="T13">velocidadmaxima</text:span><text:span text:style-name="T11">"</text:span><text:span text:style-name="T3">:</text:span><text:span text:style-name="T1"> </text:span><text:span text:style-name="T3">{</text:span><text:span text:style-name="T9">not</text:span><text:span text:style-name="T3">:{</text:span><text:span text:style-name="T9">$gt</text:span><text:span text:style-name="T3">:</text:span><text:span text:style-name="T1"> </text:span><text:span text:style-name="T15">170</text:span><text:span text:style-name="T1"> </text:span><text:span text:style-name="T3">}</text:span><text:span text:style-name="T1"> </text:span><text:span text:style-name="T3">}</text:span><text:span text:style-name="T1"> </text:span><text:span text:style-name="T3">},</text:span><text:span text:style-name="T1"> </text:span><text:span text:style-name="T3">{</text:span><text:span text:style-name="T11">"</text:span><text:span text:style-name="T13">automatico</text:span><text:span text:style-name="T11">"</text:span><text:span text:style-name="T3">:</text:span><text:span text:style-name="T1"> </text:span><text:span text:style-name="T3">{</text:span><text:span text:style-name="T9">$ne</text:span><text:span text:style-name="T3">:</text:span><text:span text:style-name="T1"> </text:span><text:span text:style-name="T15">true</text:span><text:span text:style-name="T3">}}]})</text:span></text:p>
      <text:p text:style-name="P5"><text:soft-page-break/><text:span text:style-name="T3"/></text:p>
      <text:p text:style-name="Standard">La <text:span text:style-name="T20">funcion de esta consulta es encontrar un coche o los coches que corran a menos de 170 km/h y que sean manuales</text:span></text:p>
      <text:p text:style-name="Standard"/>
      <text:p text:style-name="P4"><text:span text:style-name="T1">db</text:span><text:span text:style-name="T3">.</text:span><text:span text:style-name="T5">coches</text:span><text:span text:style-name="T3">.</text:span><text:span text:style-name="T7">find</text:span><text:span text:style-name="T3">(</text:span> <text:span text:style-name="T3">{</text:span><text:span text:style-name="T11">"</text:span><text:span text:style-name="T13">caracteristicas.carroceria</text:span><text:span text:style-name="T11">"</text:span><text:span text:style-name="T3">:{</text:span><text:span text:style-name="T9">$eq</text:span><text:span text:style-name="T3">:</text:span><text:span text:style-name="T1"> </text:span><text:span text:style-name="T11">"</text:span><text:span text:style-name="T13">coupe</text:span><text:span text:style-name="T11">"</text:span><text:span text:style-name="T1"> </text:span><text:span text:style-name="T3">}})</text:span></text:p>
      <text:p text:style-name="P4"><text:span text:style-name="T3"/></text:p>
      <text:p text:style-name="Standard">La <text:span text:style-name="T20">funcion de esta consulta es encontrar en el campo caracteristicas.carroceria los coches que contengan carroceria coupe</text:span></text:p>
      <text:p text:style-name="P17"><text:span text:style-name="T3"/></text:p>
      <text:p text:style-name="P4"><text:span text:style-name="T1">db</text:span><text:span text:style-name="T3">.</text:span><text:span text:style-name="T5">coches</text:span><text:span text:style-name="T3">.</text:span><text:span text:style-name="T7">find</text:span> <text:span text:style-name="T3">({</text:span><text:span text:style-name="T1"> </text:span><text:span text:style-name="T11">"</text:span><text:span text:style-name="T13">extras</text:span><text:span text:style-name="T11">"</text:span><text:span text:style-name="T3">:</text:span><text:span text:style-name="T1"> </text:span><text:span text:style-name="T3">{</text:span><text:span text:style-name="T1"> </text:span><text:span text:style-name="T9">$in</text:span><text:span text:style-name="T3">:</text:span><text:span text:style-name="T1"> </text:span><text:span text:style-name="T3">[</text:span><text:span text:style-name="T11">"</text:span><text:span text:style-name="T13">deportivo</text:span><text:span text:style-name="T11">"</text:span><text:span text:style-name="T3">,</text:span><text:span text:style-name="T1"> </text:span><text:span text:style-name="T11">"</text:span><text:span text:style-name="T13">turismo</text:span><text:span text:style-name="T11">"</text:span><text:span text:style-name="T3">]</text:span><text:span text:style-name="T1"> </text:span><text:span text:style-name="T3">}})</text:span></text:p>
      <text:p text:style-name="P4"><text:span text:style-name="T3"/></text:p>
      <text:p text:style-name="Standard">La <text:span text:style-name="T28">funcion de esta consulta es encontrar en el campo extras </text:span><text:span text:style-name="T21">selecciona los documentos en los que el valor de un campo es igual a cualquier valor de la matriz especificada</text:span> </text:p>
      <text:p text:style-name="Standard"/>
      <text:p text:style-name="P4"><text:span text:style-name="T1">db</text:span><text:span text:style-name="T3">.</text:span><text:span text:style-name="T5">coches</text:span><text:span text:style-name="T3">.</text:span><text:span text:style-name="T7">find</text:span><text:span text:style-name="T3">({</text:span><text:span text:style-name="T1"> </text:span><text:span text:style-name="T11">"</text:span><text:span text:style-name="T13">frenos.tipo</text:span><text:span text:style-name="T11">"</text:span><text:span text:style-name="T3">:</text:span><text:span text:style-name="T1"> </text:span><text:span text:style-name="T3">{</text:span><text:span text:style-name="T9">$all</text:span><text:span text:style-name="T3">:[</text:span><text:span text:style-name="T11">"</text:span><text:span text:style-name="T13">disco</text:span><text:span text:style-name="T11">"</text:span><text:span text:style-name="T3">,</text:span><text:span text:style-name="T1"> </text:span><text:span text:style-name="T11">"</text:span><text:span text:style-name="T13">tambor</text:span><text:span text:style-name="T11">"</text:span><text:span text:style-name="T3">]}})</text:span></text:p>
      <text:p text:style-name="P4"><text:span text:style-name="T3"/></text:p>
      <text:p text:style-name="Standard">La funcion de esta consulta <text:span text:style-name="T29">es que el operador $all selecciona los documentos donde el valor de un comento contiene todos los elementos especificados</text:span></text:p>
      <text:p text:style-name="Standard"/>
      <text:p text:style-name="P4"><text:span text:style-name="T1">db</text:span><text:span text:style-name="T3">.</text:span><text:span text:style-name="T5">coches</text:span><text:span text:style-name="T3">.</text:span><text:span text:style-name="T7">find</text:span><text:span text:style-name="T3">(</text:span> <text:span text:style-name="T3">{</text:span><text:span text:style-name="T1"> </text:span><text:span text:style-name="T11">"</text:span><text:span text:style-name="T13">caracteristicas.puertas</text:span><text:span text:style-name="T11">"</text:span><text:span text:style-name="T3">:</text:span><text:span text:style-name="T1"> </text:span><text:span text:style-name="T3">{</text:span><text:span text:style-name="T1"> </text:span><text:span text:style-name="T9">$regex</text:span><text:span text:style-name="T3">:</text:span><text:span text:style-name="T1"> </text:span><text:span text:style-name="T11">"</text:span><text:span text:style-name="T13">3</text:span><text:span text:style-name="T11">"</text:span><text:span text:style-name="T3">}</text:span><text:span text:style-name="T1"> </text:span><text:span text:style-name="T3">}</text:span> <text:span text:style-name="T3">)</text:span></text:p>
      <text:p text:style-name="P4"><text:span text:style-name="T3"/></text:p>
      <text:p text:style-name="P16">La funcion de este operador es <text:span text:style-name="T29">es encontrar en que documentos esta el valor 3 en el campo caracteristicas.puertas</text:span></text:p>
      <text:p text:style-name="P16"/>
      <text:p text:style-name="P2">Nuevos Operadores</text:p>
      <text:p text:style-name="P2"/>
      <text:p text:style-name="P18">db.peliculas.updateMany( { titulo: "Tenet" }, { $set: { precioentrada: 5 } } )</text:p>
      <text:p text:style-name="P18"/>
      <text:p text:style-name="P20">Este operador sirve para actualizar uno o varios documentos para cambiar sus valores. </text:p>
      <text:p text:style-name="P20"/>
      <text:p text:style-name="P18">db.peliculas.deleteMany( { titulo: "Nosferatu, eine Symphonie des Grauens" } ) </text:p>
      <text:p text:style-name="P18"/>
      <text:p text:style-name="P20">La función de este operador es borrar el o los documentos deseados.</text:p>
      <text:p text:style-name="P21"/>
      <text:p text:style-name="Standard"/>
      <text:p text:style-name="P4"><text:span text:style-name="T3"/></text:p>
      <text:p text:style-name="P4"><text:span text:style-name="T3"/></text:p>
      <text:p text:style-name="P15"><text:span text:style-name="T3"/></text:p>
      <text:p text:style-name="P10"/>
      <text:p text:style-name="P10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kzidenz" svg:font-family="Akzidenz, 'Helvetica Neue', Helvetica, Arial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4T22:58:29.313000000</meta:creation-date>
    <dc:date>2021-11-15T01:43:13.372000000</dc:date>
    <meta:editing-duration>PT44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54" meta:word-count="686" meta:character-count="4268" meta:non-whitespace-character-count="3608"/>
  </office:meta>
</office:document-meta>
</file>